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51:49</text:p>
          </table:table-cell>
          <table:table-cell office:value-type="float" office:value="-0.000243" calcext:value-type="float">
            <text:p>-0.000243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8536" calcext:value-type="float">
            <text:p>0.4048536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3786" calcext:value-type="float">
            <text:p>0.1363786</text:p>
          </table:table-cell>
          <table:table-cell office:value-type="float" office:value="10" calcext:value-type="float">
            <text:p>10</text:p>
          </table:table-cell>
          <table:table-cell office:value-type="float" office:value="0.794686615467072" calcext:value-type="float">
            <text:p>0.794686615467072</text:p>
          </table:table-cell>
          <table:table-cell office:value-type="float" office:value="0.23340480029583" calcext:value-type="float">
            <text:p>0.23340480029583</text:p>
          </table:table-cell>
          <table:table-cell office:value-type="float" office:value="0.561281815171242" calcext:value-type="float">
            <text:p>0.561281815171242</text:p>
          </table:table-cell>
          <table:table-cell office:value-type="float" office:value="0.515416744351387" calcext:value-type="float">
            <text:p>0.515416744351387</text:p>
          </table:table-cell>
          <table:table-cell office:value-type="float" office:value="0.188199588510042" calcext:value-type="float">
            <text:p>0.188199588510042</text:p>
          </table:table-cell>
          <table:table-cell office:value-type="float" office:value="0.475012883543968" calcext:value-type="float">
            <text:p>0.475012883543968</text:p>
          </table:table-cell>
          <table:table-cell office:value-type="float" office:value="0.555820605158806" calcext:value-type="float">
            <text:p>0.555820605158806</text:p>
          </table:table-cell>
          <table:table-cell office:value-type="float" office:value="0.0808077216148376" calcext:value-type="float">
            <text:p>0.0808077216148376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2:01</text:p>
          </table:table-cell>
          <table:table-cell office:value-type="float" office:value="-0.0012129" calcext:value-type="float">
            <text:p>-0.0012129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8828" calcext:value-type="float">
            <text:p>0.4048828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8009" calcext:value-type="float">
            <text:p>0.1388009</text:p>
          </table:table-cell>
          <table:table-cell office:value-type="float" office:value="11" calcext:value-type="float">
            <text:p>11</text:p>
          </table:table-cell>
          <table:table-cell office:value-type="float" office:value="1.45273661613464" calcext:value-type="float">
            <text:p>1.45273661613464</text:p>
          </table:table-cell>
          <table:table-cell office:value-type="float" office:value="0.186664804816246" calcext:value-type="float">
            <text:p>0.186664804816246</text:p>
          </table:table-cell>
          <table:table-cell office:value-type="float" office:value="1.2660718113184" calcext:value-type="float">
            <text:p>1.2660718113184</text:p>
          </table:table-cell>
          <table:table-cell office:value-type="float" office:value="0.559081743657589" calcext:value-type="float">
            <text:p>0.559081743657589</text:p>
          </table:table-cell>
          <table:table-cell office:value-type="float" office:value="0.364958615467047" calcext:value-type="float">
            <text:p>0.364958615467047</text:p>
          </table:table-cell>
          <table:table-cell office:value-type="float" office:value="0.369642886519432" calcext:value-type="float">
            <text:p>0.369642886519432</text:p>
          </table:table-cell>
          <table:table-cell office:value-type="float" office:value="0.748520600795746" calcext:value-type="float">
            <text:p>0.748520600795746</text:p>
          </table:table-cell>
          <table:table-cell office:value-type="float" office:value="0.378877714276314" calcext:value-type="float">
            <text:p>0.378877714276314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2:14</text:p>
          </table:table-cell>
          <table:table-cell office:value-type="float" office:value="-0.0017865" calcext:value-type="float">
            <text:p>-0.0017865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3164" calcext:value-type="float">
            <text:p>0.4053164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4756" calcext:value-type="float">
            <text:p>0.1404756</text:p>
          </table:table-cell>
          <table:table-cell office:value-type="float" office:value="11" calcext:value-type="float">
            <text:p>11</text:p>
          </table:table-cell>
          <table:table-cell office:value-type="float" office:value="2.31783652305603" calcext:value-type="float">
            <text:p>2.31783652305603</text:p>
          </table:table-cell>
          <table:table-cell office:value-type="float" office:value="0.145664796233177" calcext:value-type="float">
            <text:p>0.145664796233177</text:p>
          </table:table-cell>
          <table:table-cell office:value-type="float" office:value="2.17217172682285" calcext:value-type="float">
            <text:p>2.17217172682285</text:p>
          </table:table-cell>
          <table:table-cell office:value-type="float" office:value="0.628699734807014" calcext:value-type="float">
            <text:p>0.628699734807014</text:p>
          </table:table-cell>
          <table:table-cell office:value-type="float" office:value="0.640178719239788" calcext:value-type="float">
            <text:p>0.640178719239788</text:p>
          </table:table-cell>
          <table:table-cell office:value-type="float" office:value="0.297728878259659" calcext:value-type="float">
            <text:p>0.297728878259659</text:p>
          </table:table-cell>
          <table:table-cell office:value-type="float" office:value="0.95967059135437" calcext:value-type="float">
            <text:p>0.95967059135437</text:p>
          </table:table-cell>
          <table:table-cell office:value-type="float" office:value="0.661941713094711" calcext:value-type="float">
            <text:p>0.661941713094711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2:26</text:p>
          </table:table-cell>
          <table:table-cell office:value-type="float" office:value="-0.0020806" calcext:value-type="float">
            <text:p>-0.0020806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5" calcext:value-type="float">
            <text:p>0.40605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84757" calcext:value-type="float">
            <text:p>0.1384757</text:p>
          </table:table-cell>
          <table:table-cell office:value-type="float" office:value="8" calcext:value-type="float">
            <text:p>8</text:p>
          </table:table-cell>
          <table:table-cell office:value-type="float" office:value="2.45846652984619" calcext:value-type="float">
            <text:p>2.45846652984619</text:p>
          </table:table-cell>
          <table:table-cell office:value-type="float" office:value="0.0528899990022182" calcext:value-type="float">
            <text:p>0.0528899990022182</text:p>
          </table:table-cell>
          <table:table-cell office:value-type="float" office:value="2.40557653084397" calcext:value-type="float">
            <text:p>2.40557653084397</text:p>
          </table:table-cell>
          <table:table-cell office:value-type="float" office:value="0.620130733028054" calcext:value-type="float">
            <text:p>0.620130733028054</text:p>
          </table:table-cell>
          <table:table-cell office:value-type="float" office:value="0.712023461725511" calcext:value-type="float">
            <text:p>0.712023461725511</text:p>
          </table:table-cell>
          <table:table-cell office:value-type="float" office:value="0.22860287502408" calcext:value-type="float">
            <text:p>0.22860287502408</text:p>
          </table:table-cell>
          <table:table-cell office:value-type="float" office:value="1.01165859103203" calcext:value-type="float">
            <text:p>1.01165859103203</text:p>
          </table:table-cell>
          <table:table-cell office:value-type="float" office:value="0.783055716007948" calcext:value-type="float">
            <text:p>0.783055716007948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2:39</text:p>
          </table:table-cell>
          <table:table-cell office:value-type="float" office:value="-0.00211" calcext:value-type="float">
            <text:p>-0.00211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782" calcext:value-type="float">
            <text:p>0.4070782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52412" calcext:value-type="float">
            <text:p>0.1352412</text:p>
          </table:table-cell>
          <table:table-cell office:value-type="float" office:value="8" calcext:value-type="float">
            <text:p>8</text:p>
          </table:table-cell>
          <table:table-cell office:value-type="float" office:value="1.14523661136627" calcext:value-type="float">
            <text:p>1.14523661136627</text:p>
          </table:table-cell>
          <table:table-cell office:value-type="float" office:value="-0.0176299996674061" calcext:value-type="float">
            <text:p>-0.0176299996674061</text:p>
          </table:table-cell>
          <table:table-cell office:value-type="float" office:value="1.16286661103368" calcext:value-type="float">
            <text:p>1.16286661103368</text:p>
          </table:table-cell>
          <table:table-cell office:value-type="float" office:value="0.468840740248561" calcext:value-type="float">
            <text:p>0.468840740248561</text:p>
          </table:table-cell>
          <table:table-cell office:value-type="float" office:value="0.411262022455832" calcext:value-type="float">
            <text:p>0.411262022455832</text:p>
          </table:table-cell>
          <table:table-cell office:value-type="float" office:value="0.173990880697966" calcext:value-type="float">
            <text:p>0.173990880697966</text:p>
          </table:table-cell>
          <table:table-cell office:value-type="float" office:value="0.763690599799156" calcext:value-type="float">
            <text:p>0.763690599799156</text:p>
          </table:table-cell>
          <table:table-cell office:value-type="float" office:value="0.589699719101191" calcext:value-type="float">
            <text:p>0.589699719101191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2:52</text:p>
          </table:table-cell>
          <table:table-cell office:value-type="float" office:value="-0.0021858" calcext:value-type="float">
            <text:p>-0.0021858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674" calcext:value-type="float">
            <text:p>0.4080674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21554" calcext:value-type="float">
            <text:p>0.1321554</text:p>
          </table:table-cell>
          <table:table-cell office:value-type="float" office:value="8" calcext:value-type="float">
            <text:p>8</text:p>
          </table:table-cell>
          <table:table-cell office:value-type="float" office:value="1.13252663612366" calcext:value-type="float">
            <text:p>1.13252663612366</text:p>
          </table:table-cell>
          <table:table-cell office:value-type="float" office:value="-0.0463300012052059" calcext:value-type="float">
            <text:p>-0.0463300012052059</text:p>
          </table:table-cell>
          <table:table-cell office:value-type="float" office:value="1.17885663732886" calcext:value-type="float">
            <text:p>1.17885663732886</text:p>
          </table:table-cell>
          <table:table-cell office:value-type="float" office:value="0.379501743242145" calcext:value-type="float">
            <text:p>0.379501743242145</text:p>
          </table:table-cell>
          <table:table-cell office:value-type="float" office:value="0.391322198505245" calcext:value-type="float">
            <text:p>0.391322198505245</text:p>
          </table:table-cell>
          <table:table-cell office:value-type="float" office:value="0.133154877275229" calcext:value-type="float">
            <text:p>0.133154877275229</text:p>
          </table:table-cell>
          <table:table-cell office:value-type="float" office:value="0.625848609209061" calcext:value-type="float">
            <text:p>0.625848609209061</text:p>
          </table:table-cell>
          <table:table-cell office:value-type="float" office:value="0.492693731933832" calcext:value-type="float">
            <text:p>0.492693731933832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3:05</text:p>
          </table:table-cell>
          <table:table-cell office:value-type="float" office:value="-0.0020135" calcext:value-type="float">
            <text:p>-0.0020135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235" calcext:value-type="float">
            <text:p>0.4091235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7919" calcext:value-type="float">
            <text:p>0.1297919</text:p>
          </table:table-cell>
          <table:table-cell office:value-type="float" office:value="6" calcext:value-type="float">
            <text:p>6</text:p>
          </table:table-cell>
          <table:table-cell office:value-type="float" office:value="0.958276629447937" calcext:value-type="float">
            <text:p>0.958276629447937</text:p>
          </table:table-cell>
          <table:table-cell office:value-type="float" office:value="-0.0516600012779236" calcext:value-type="float">
            <text:p>-0.0516600012779236</text:p>
          </table:table-cell>
          <table:table-cell office:value-type="float" office:value="1.00993663072586" calcext:value-type="float">
            <text:p>1.00993663072586</text:p>
          </table:table-cell>
          <table:table-cell office:value-type="float" office:value="0.326898743771017" calcext:value-type="float">
            <text:p>0.326898743771017</text:p>
          </table:table-cell>
          <table:table-cell office:value-type="float" office:value="0.398663127564492" calcext:value-type="float">
            <text:p>0.398663127564492</text:p>
          </table:table-cell>
          <table:table-cell office:value-type="float" office:value="0.114048879593611" calcext:value-type="float">
            <text:p>0.114048879593611</text:p>
          </table:table-cell>
          <table:table-cell office:value-type="float" office:value="0.539748607948422" calcext:value-type="float">
            <text:p>0.539748607948422</text:p>
          </table:table-cell>
          <table:table-cell office:value-type="float" office:value="0.425699728354812" calcext:value-type="float">
            <text:p>0.425699728354812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3:17</text:p>
          </table:table-cell>
          <table:table-cell office:value-type="float" office:value="-0.0022079" calcext:value-type="float">
            <text:p>-0.0022079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802" calcext:value-type="float">
            <text:p>0.4098802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908" calcext:value-type="float">
            <text:p>0.128908</text:p>
          </table:table-cell>
          <table:table-cell office:value-type="float" office:value="5" calcext:value-type="float">
            <text:p>5</text:p>
          </table:table-cell>
          <table:table-cell office:value-type="float" office:value="1.03494656085968" calcext:value-type="float">
            <text:p>1.03494656085968</text:p>
          </table:table-cell>
          <table:table-cell office:value-type="float" office:value="-0.0732833966612816" calcext:value-type="float">
            <text:p>-0.0732833966612816</text:p>
          </table:table-cell>
          <table:table-cell office:value-type="float" office:value="1.10822995752096" calcext:value-type="float">
            <text:p>1.10822995752096</text:p>
          </table:table-cell>
          <table:table-cell office:value-type="float" office:value="0.286021737009287" calcext:value-type="float">
            <text:p>0.286021737009287</text:p>
          </table:table-cell>
          <table:table-cell office:value-type="float" office:value="0.381219514475936" calcext:value-type="float">
            <text:p>0.381219514475936</text:p>
          </table:table-cell>
          <table:table-cell office:value-type="float" office:value="0.0987148806452751" calcext:value-type="float">
            <text:p>0.0987148806452751</text:p>
          </table:table-cell>
          <table:table-cell office:value-type="float" office:value="0.473328593373299" calcext:value-type="float">
            <text:p>0.473328593373299</text:p>
          </table:table-cell>
          <table:table-cell office:value-type="float" office:value="0.374613712728023" calcext:value-type="float">
            <text:p>0.374613712728023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3:30</text:p>
          </table:table-cell>
          <table:table-cell office:value-type="float" office:value="-0.0021745" calcext:value-type="float">
            <text:p>-0.0021745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227" calcext:value-type="float">
            <text:p>0.4109227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7122" calcext:value-type="float">
            <text:p>0.1277122</text:p>
          </table:table-cell>
          <table:table-cell office:value-type="float" office:value="5" calcext:value-type="float">
            <text:p>5</text:p>
          </table:table-cell>
          <table:table-cell office:value-type="float" office:value="1.0636465549469" calcext:value-type="float">
            <text:p>1.0636465549469</text:p>
          </table:table-cell>
          <table:table-cell office:value-type="float" office:value="-0.0880433991551399" calcext:value-type="float">
            <text:p>-0.0880433991551399</text:p>
          </table:table-cell>
          <table:table-cell office:value-type="float" office:value="1.15168995410204" calcext:value-type="float">
            <text:p>1.15168995410204</text:p>
          </table:table-cell>
          <table:table-cell office:value-type="float" office:value="0.229400734975934" calcext:value-type="float">
            <text:p>0.229400734975934</text:p>
          </table:table-cell>
          <table:table-cell office:value-type="float" office:value="0.358965550254295" calcext:value-type="float">
            <text:p>0.358965550254295</text:p>
          </table:table-cell>
          <table:table-cell office:value-type="float" office:value="0.0794448807835579" calcext:value-type="float">
            <text:p>0.0794448807835579</text:p>
          </table:table-cell>
          <table:table-cell office:value-type="float" office:value="0.37935658916831" calcext:value-type="float">
            <text:p>0.37935658916831</text:p>
          </table:table-cell>
          <table:table-cell office:value-type="float" office:value="0.299911708384752" calcext:value-type="float">
            <text:p>0.299911708384752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3:42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5316" calcext:value-type="float">
            <text:p>0.4045316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1638" calcext:value-type="float">
            <text:p>0.1361638</text:p>
          </table:table-cell>
          <table:table-cell office:value-type="float" office:value="10" calcext:value-type="float">
            <text:p>10</text:p>
          </table:table-cell>
          <table:table-cell office:value-type="float" office:value="0.890634775161743" calcext:value-type="float">
            <text:p>0.890634775161743</text:p>
          </table:table-cell>
          <table:table-cell office:value-type="float" office:value="0.194749996066093" calcext:value-type="float">
            <text:p>0.194749996066093</text:p>
          </table:table-cell>
          <table:table-cell office:value-type="float" office:value="0.69588477909565" calcext:value-type="float">
            <text:p>0.69588477909565</text:p>
          </table:table-cell>
          <table:table-cell office:value-type="float" office:value="0.505945737659931" calcext:value-type="float">
            <text:p>0.505945737659931</text:p>
          </table:table-cell>
          <table:table-cell office:value-type="float" office:value="0.206124806926121" calcext:value-type="float">
            <text:p>0.206124806926121</text:p>
          </table:table-cell>
          <table:table-cell office:value-type="float" office:value="0.577430886030197" calcext:value-type="float">
            <text:p>0.577430886030197</text:p>
          </table:table-cell>
          <table:table-cell office:value-type="float" office:value="0.434460589289665" calcext:value-type="float">
            <text:p>0.434460589289665</text:p>
          </table:table-cell>
          <table:table-cell office:value-type="float" office:value="0.142970296740532" calcext:value-type="float">
            <text:p>0.142970296740532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3:55</text:p>
          </table:table-cell>
          <table:table-cell office:value-type="float" office:value="0.0011702" calcext:value-type="float">
            <text:p>0.0011702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698" calcext:value-type="float">
            <text:p>0.4042698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4201" calcext:value-type="float">
            <text:p>0.1364201</text:p>
          </table:table-cell>
          <table:table-cell office:value-type="float" office:value="10" calcext:value-type="float">
            <text:p>10</text:p>
          </table:table-cell>
          <table:table-cell office:value-type="float" office:value="1.05340480804443" calcext:value-type="float">
            <text:p>1.05340480804443</text:p>
          </table:table-cell>
          <table:table-cell office:value-type="float" office:value="0.148420006036758" calcext:value-type="float">
            <text:p>0.148420006036758</text:p>
          </table:table-cell>
          <table:table-cell office:value-type="float" office:value="0.904984802007675" calcext:value-type="float">
            <text:p>0.904984802007675</text:p>
          </table:table-cell>
          <table:table-cell office:value-type="float" office:value="0.506396746635437" calcext:value-type="float">
            <text:p>0.506396746635437</text:p>
          </table:table-cell>
          <table:table-cell office:value-type="float" office:value="0.31021533210437" calcext:value-type="float">
            <text:p>0.31021533210437</text:p>
          </table:table-cell>
          <table:table-cell office:value-type="float" office:value="0.697560888528824" calcext:value-type="float">
            <text:p>0.697560888528824</text:p>
          </table:table-cell>
          <table:table-cell office:value-type="float" office:value="0.31523260474205" calcext:value-type="float">
            <text:p>0.31523260474205</text:p>
          </table:table-cell>
          <table:table-cell office:value-type="float" office:value="0.382328283786774" calcext:value-type="float">
            <text:p>0.382328283786774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4:07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794" calcext:value-type="float">
            <text:p>0.403794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3498" calcext:value-type="float">
            <text:p>0.1373498</text:p>
          </table:table-cell>
          <table:table-cell office:value-type="float" office:value="10" calcext:value-type="float">
            <text:p>10</text:p>
          </table:table-cell>
          <table:table-cell office:value-type="float" office:value="1.46451997756958" calcext:value-type="float">
            <text:p>1.46451997756958</text:p>
          </table:table-cell>
          <table:table-cell office:value-type="float" office:value="0.111519999802113" calcext:value-type="float">
            <text:p>0.111519999802113</text:p>
          </table:table-cell>
          <table:table-cell office:value-type="float" office:value="1.35299997776747" calcext:value-type="float">
            <text:p>1.35299997776747</text:p>
          </table:table-cell>
          <table:table-cell office:value-type="float" office:value="0.528946731239557" calcext:value-type="float">
            <text:p>0.528946731239557</text:p>
          </table:table-cell>
          <table:table-cell office:value-type="float" office:value="0.442361479700194" calcext:value-type="float">
            <text:p>0.442361479700194</text:p>
          </table:table-cell>
          <table:table-cell office:value-type="float" office:value="0.816624861955643" calcext:value-type="float">
            <text:p>0.816624861955643</text:p>
          </table:table-cell>
          <table:table-cell office:value-type="float" office:value="0.241268600523472" calcext:value-type="float">
            <text:p>0.241268600523472</text:p>
          </table:table-cell>
          <table:table-cell office:value-type="float" office:value="0.575356261432171" calcext:value-type="float">
            <text:p>0.575356261432171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4:20</text:p>
          </table:table-cell>
          <table:table-cell office:value-type="float" office:value="0.0022635" calcext:value-type="float">
            <text:p>0.0022635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3656" calcext:value-type="float">
            <text:p>0.4033656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8832" calcext:value-type="float">
            <text:p>0.138832</text:p>
          </table:table-cell>
          <table:table-cell office:value-type="float" office:value="9" calcext:value-type="float">
            <text:p>9</text:p>
          </table:table-cell>
          <table:table-cell office:value-type="float" office:value="2.03483009338379" calcext:value-type="float">
            <text:p>2.03483009338379</text:p>
          </table:table-cell>
          <table:table-cell office:value-type="float" office:value="0.0434600003063679" calcext:value-type="float">
            <text:p>0.0434600003063679</text:p>
          </table:table-cell>
          <table:table-cell office:value-type="float" office:value="1.99137009307742" calcext:value-type="float">
            <text:p>1.99137009307742</text:p>
          </table:table-cell>
          <table:table-cell office:value-type="float" office:value="0.542640752345324" calcext:value-type="float">
            <text:p>0.542640752345324</text:p>
          </table:table-cell>
          <table:table-cell office:value-type="float" office:value="0.612789387699081" calcext:value-type="float">
            <text:p>0.612789387699081</text:p>
          </table:table-cell>
          <table:table-cell office:value-type="float" office:value="0.916008901596069" calcext:value-type="float">
            <text:p>0.916008901596069</text:p>
          </table:table-cell>
          <table:table-cell office:value-type="float" office:value="0.169272603094578" calcext:value-type="float">
            <text:p>0.169272603094578</text:p>
          </table:table-cell>
          <table:table-cell office:value-type="float" office:value="0.746736298501491" calcext:value-type="float">
            <text:p>0.746736298501491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4:33</text:p>
          </table:table-cell>
          <table:table-cell office:value-type="float" office:value="0.0023094" calcext:value-type="float">
            <text:p>0.0023094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081" calcext:value-type="float">
            <text:p>0.4023081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3527" calcext:value-type="float">
            <text:p>0.1373527</text:p>
          </table:table-cell>
          <table:table-cell office:value-type="float" office:value="9" calcext:value-type="float">
            <text:p>9</text:p>
          </table:table-cell>
          <table:table-cell office:value-type="float" office:value="0.877924799919128" calcext:value-type="float">
            <text:p>0.877924799919128</text:p>
          </table:table-cell>
          <table:table-cell office:value-type="float" office:value="-0.057703398168087" calcext:value-type="float">
            <text:p>-0.057703398168087</text:p>
          </table:table-cell>
          <table:table-cell office:value-type="float" office:value="0.935628198087215" calcext:value-type="float">
            <text:p>0.935628198087215</text:p>
          </table:table-cell>
          <table:table-cell office:value-type="float" office:value="0.376057739835232" calcext:value-type="float">
            <text:p>0.376057739835232</text:p>
          </table:table-cell>
          <table:table-cell office:value-type="float" office:value="0.354754723463315" calcext:value-type="float">
            <text:p>0.354754723463315</text:p>
          </table:table-cell>
          <table:table-cell office:value-type="float" office:value="0.638110879063606" calcext:value-type="float">
            <text:p>0.638110879063606</text:p>
          </table:table-cell>
          <table:table-cell office:value-type="float" office:value="0.114004600606859" calcext:value-type="float">
            <text:p>0.114004600606859</text:p>
          </table:table-cell>
          <table:table-cell office:value-type="float" office:value="0.524106278456748" calcext:value-type="float">
            <text:p>0.524106278456748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4:45</text:p>
          </table:table-cell>
          <table:table-cell office:value-type="float" office:value="0.0020755" calcext:value-type="float">
            <text:p>0.0020755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1744" calcext:value-type="float">
            <text:p>0.4011744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13376" calcext:value-type="float">
            <text:p>0.1313376</text:p>
          </table:table-cell>
          <table:table-cell office:value-type="float" office:value="7" calcext:value-type="float">
            <text:p>7</text:p>
          </table:table-cell>
          <table:table-cell office:value-type="float" office:value="0.845009982585907" calcext:value-type="float">
            <text:p>0.845009982585907</text:p>
          </table:table-cell>
          <table:table-cell office:value-type="float" office:value="-0.10239340364933" calcext:value-type="float">
            <text:p>-0.10239340364933</text:p>
          </table:table-cell>
          <table:table-cell office:value-type="float" office:value="0.947403386235237" calcext:value-type="float">
            <text:p>0.947403386235237</text:p>
          </table:table-cell>
          <table:table-cell office:value-type="float" office:value="0.241372735798359" calcext:value-type="float">
            <text:p>0.241372735798359</text:p>
          </table:table-cell>
          <table:table-cell office:value-type="float" office:value="0.294710527988752" calcext:value-type="float">
            <text:p>0.294710527988752</text:p>
          </table:table-cell>
          <table:table-cell office:value-type="float" office:value="0.414086873829365" calcext:value-type="float">
            <text:p>0.414086873829365</text:p>
          </table:table-cell>
          <table:table-cell office:value-type="float" office:value="0.0686585977673531" calcext:value-type="float">
            <text:p>0.0686585977673531</text:p>
          </table:table-cell>
          <table:table-cell office:value-type="float" office:value="0.345428276062012" calcext:value-type="float">
            <text:p>0.345428276062012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4:5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555" calcext:value-type="float">
            <text:p>0.4002555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2524" calcext:value-type="float">
            <text:p>0.1272524</text:p>
          </table:table-cell>
          <table:table-cell office:value-type="float" office:value="4" calcext:value-type="float">
            <text:p>4</text:p>
          </table:table-cell>
          <table:table-cell office:value-type="float" office:value="0.814670026302338" calcext:value-type="float">
            <text:p>0.814670026302338</text:p>
          </table:table-cell>
          <table:table-cell office:value-type="float" office:value="-0.111823402345181" calcext:value-type="float">
            <text:p>-0.111823402345181</text:p>
          </table:table-cell>
          <table:table-cell office:value-type="float" office:value="0.926493428647518" calcext:value-type="float">
            <text:p>0.926493428647518</text:p>
          </table:table-cell>
          <table:table-cell office:value-type="float" office:value="0.170442740805447" calcext:value-type="float">
            <text:p>0.170442740805447</text:p>
          </table:table-cell>
          <table:table-cell office:value-type="float" office:value="0.267562182537539" calcext:value-type="float">
            <text:p>0.267562182537539</text:p>
          </table:table-cell>
          <table:table-cell office:value-type="float" office:value="0.295514882728457" calcext:value-type="float">
            <text:p>0.295514882728457</text:p>
          </table:table-cell>
          <table:table-cell office:value-type="float" office:value="0.0453705988824368" calcext:value-type="float">
            <text:p>0.0453705988824368</text:p>
          </table:table-cell>
          <table:table-cell office:value-type="float" office:value="0.250144283846021" calcext:value-type="float">
            <text:p>0.250144283846021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5:11</text:p>
          </table:table-cell>
          <table:table-cell office:value-type="float" office:value="0.0018275" calcext:value-type="float">
            <text:p>0.0018275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9245" calcext:value-type="float">
            <text:p>0.3989245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8978" calcext:value-type="float">
            <text:p>0.1268978</text:p>
          </table:table-cell>
          <table:table-cell office:value-type="float" office:value="4" calcext:value-type="float">
            <text:p>4</text:p>
          </table:table-cell>
          <table:table-cell office:value-type="float" office:value="0.537919998168945" calcext:value-type="float">
            <text:p>0.537919998168945</text:p>
          </table:table-cell>
          <table:table-cell office:value-type="float" office:value="-0.113053396344185" calcext:value-type="float">
            <text:p>-0.113053396344185</text:p>
          </table:table-cell>
          <table:table-cell office:value-type="float" office:value="0.65097339451313" calcext:value-type="float">
            <text:p>0.65097339451313</text:p>
          </table:table-cell>
          <table:table-cell office:value-type="float" office:value="0.109311738610268" calcext:value-type="float">
            <text:p>0.109311738610268</text:p>
          </table:table-cell>
          <table:table-cell office:value-type="float" office:value="0.185890241907402" calcext:value-type="float">
            <text:p>0.185890241907402</text:p>
          </table:table-cell>
          <table:table-cell office:value-type="float" office:value="0.182108876854181" calcext:value-type="float">
            <text:p>0.182108876854181</text:p>
          </table:table-cell>
          <table:table-cell office:value-type="float" office:value="0.036514600366354" calcext:value-type="float">
            <text:p>0.036514600366354</text:p>
          </table:table-cell>
          <table:table-cell office:value-type="float" office:value="0.145594276487827" calcext:value-type="float">
            <text:p>0.145594276487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8:54.084141084</dc:date>
    <meta:editing-duration>PT41S</meta:editing-duration>
    <meta:editing-cycles>2</meta:editing-cycles>
    <meta:document-statistic meta:table-count="1" meta:cell-count="396" meta:object-count="0"/>
  </office:meta>
</office:document-meta>
</file>